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Historic" svg:font-family="'Segoe UI Historic', 'Segoe UI',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427cm" style:rel-column-width="9349*"/>
    </style:style>
    <style:style style:name="Tableau1.B" style:family="table-column">
      <style:table-column-properties style:column-width="2.429cm" style:rel-column-width="9356*"/>
    </style:style>
    <style:style style:name="Tableau1.C" style:family="table-column">
      <style:table-column-properties style:column-width="5.727cm" style:rel-column-width="22062*"/>
    </style:style>
    <style:style style:name="Tableau1.D" style:family="table-column">
      <style:table-column-properties style:column-width="6.429cm" style:rel-column-width="24768*"/>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text-properties fo:font-variant="normal" fo:text-transform="none" fo:color="#050505" style:font-name="Segoe UI Historic" fo:font-size="11.25pt" fo:letter-spacing="normal" fo:font-style="normal" fo:font-weight="normal"/>
    </style:style>
    <style:style style:name="P2" style:family="paragraph" style:parent-style-name="Standard">
      <style:paragraph-properties style:line-height-at-least="0.503cm" fo:text-align="start" style:justify-single-word="false"/>
      <style:text-properties style:use-window-font-color="true" style:font-name="Arial" fo:font-size="11pt" fo:font-style="normal" style:text-underline-style="none" fo:font-weight="normal" fo:background-color="#1e1e1e" style:font-size-asian="11pt" style:font-style-asian="normal" style:font-weight-asian="normal" style:font-size-complex="11pt" style:font-style-complex="normal" style:font-weight-complex="normal"/>
    </style:style>
    <style:style style:name="P3" style:family="paragraph" style:parent-style-name="Table_20_Contents">
      <style:paragraph-properties fo:text-align="start" style:justify-single-word="false"/>
      <style:text-properties fo:font-variant="normal" fo:text-transform="none" style:use-window-font-color="true" style:font-name="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able_20_Contents">
      <style:paragraph-properties fo:text-align="start" style:justify-single-word="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ent-style-name="Table_20_Contents">
      <style:paragraph-properties fo:text-align="start" style:justify-single-word="false"/>
      <style:text-properties fo:font-variant="normal" fo:text-transform="none" style:use-window-font-color="true" style:font-name="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Table_20_Contents">
      <style:paragraph-properties fo:text-align="start" style:justify-single-word="false"/>
      <style:text-properties fo:font-variant="normal" fo:text-transform="none" style:use-window-font-color="true" style:font-name="Arial" fo:font-size="11pt" fo:letter-spacing="normal"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7" style:family="paragraph" style:parent-style-name="Table_20_Contents">
      <style:paragraph-properties fo:text-align="start" style:justify-single-word="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letter-spacing="normal"/>
    </style:style>
    <style:style style:name="T2" style:family="text">
      <style:text-properties fo:font-variant="normal" fo:text-transform="none" fo:letter-spacing="normal" fo:background-color="#1e1e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Fichier JS</text:p>
          </table:table-cell>
          <table:table-cell table:style-name="Tableau1.A1" office:value-type="string">
            <text:p text:style-name="P4">Lignes de code</text:p>
          </table:table-cell>
          <table:table-cell table:style-name="Tableau1.A1" office:value-type="string">
            <text:p text:style-name="P4">Action</text:p>
          </table:table-cell>
          <table:table-cell table:style-name="Tableau1.D1" office:value-type="string">
            <text:p text:style-name="P4">Résultat attendu</text:p>
          </table:table-cell>
        </table:table-row>
        <table:table-row>
          <table:table-cell table:style-name="Tableau1.A2" office:value-type="string">
            <text:p text:style-name="P4">index<text:span text:style-name="T1">.</text:span>js</text:p>
          </table:table-cell>
          <table:table-cell table:style-name="Tableau1.A2" office:value-type="string">
            <text:p text:style-name="P4">1 à 14</text:p>
          </table:table-cell>
          <table:table-cell table:style-name="Tableau1.A2" office:value-type="string">
            <text:p text:style-name="P4">Utilisation de l'objet XMLHttpRequest pour récupérer les données de l'API<text:span text:style-name="T1">.</text:span></text:p>
            <text:p text:style-name="P3">Si l'opération de récupération est terminée (DONE) et que le statut de cette requête est 200, utilisation d'une boucle for. Cette boucle crée un nouvel objet (Teddybear) et lance la méthode renderTeddies().</text:p>
          </table:table-cell>
          <table:table-cell table:style-name="Tableau1.D2" office:value-type="string">
            <text:p text:style-name="P4">Récupération des données qui permettent d'afficher les différentes informations de chaque teddybear de l'API sur la page index<text:span text:style-name="T1">.html.</text:span></text:p>
            <text:p text:style-name="P4"/>
          </table:table-cell>
        </table:table-row>
        <table:table-row>
          <table:table-cell table:style-name="Tableau1.A2" office:value-type="string">
            <text:p text:style-name="P4">teddybear<text:span text:style-name="T1">.js</text:span></text:p>
          </table:table-cell>
          <table:table-cell table:style-name="Tableau1.A2" office:value-type="string">
            <text:p text:style-name="P4">14 à 24</text:p>
          </table:table-cell>
          <table:table-cell table:style-name="Tableau1.A2" office:value-type="string">
            <text:p text:style-name="P4">Création de la méthode insertImg()<text:span text:style-name="T1">.</text:span></text:p>
          </table:table-cell>
          <table:table-cell table:style-name="Tableau1.D2" office:value-type="string">
            <text:p text:style-name="P4">Affiche l'image de chaque teddybear avec l'utilisation de this<text:span text:style-name="T1">.</text:span>img<text:span text:style-name="T1">.</text:spa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26 à 32</text:p>
          </table:table-cell>
          <table:table-cell table:style-name="Tableau1.A2" office:value-type="string">
            <text:p text:style-name="P4">Création de la méthode insertName()<text:span text:style-name="T1">.</text:span></text:p>
          </table:table-cell>
          <table:table-cell table:style-name="Tableau1.D2" office:value-type="string">
            <text:p text:style-name="P4">Affiche le nom de chaque teddybear avec l'utilisation de this<text:span text:style-name="T1">.name.</text:spa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34 à 40</text:p>
          </table:table-cell>
          <table:table-cell table:style-name="Tableau1.A2" office:value-type="string">
            <text:p text:style-name="P4">Création de la méthode insertDescription()<text:span text:style-name="T1">.</text:span></text:p>
          </table:table-cell>
          <table:table-cell table:style-name="Tableau1.D2" office:value-type="string">
            <text:p text:style-name="P4">Affiche la description de chaque teddybear avec l'utilisation de this<text:span text:style-name="T1">.description.</text:spa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42 à 48</text:p>
          </table:table-cell>
          <table:table-cell table:style-name="Tableau1.A2" office:value-type="string">
            <text:p text:style-name="P4">Création de la méthode insertPrice()<text:span text:style-name="T1">.</text:span></text:p>
          </table:table-cell>
          <table:table-cell table:style-name="Tableau1.D2" office:value-type="string">
            <text:p text:style-name="P4">Affiche le prix de chaque teddybear avec l'utilisation de this<text:span text:style-name="T1">.price.</text:spa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50 à 69</text:p>
          </table:table-cell>
          <table:table-cell table:style-name="Tableau1.A2" office:value-type="string">
            <text:p text:style-name="P4">Création de la méthode insertColor() et d'une boucle for dans cette méthode<text:span text:style-name="T1">.</text:span></text:p>
            <text:p text:style-name="P4"/>
          </table:table-cell>
          <table:table-cell table:style-name="Tableau1.D2" office:value-type="string">
            <text:p text:style-name="P4">Crée une liste d'options de couleurs disponibles pour chaque teddybear</text:p>
            <text:p text:style-name="P4">à l'aide de la boucle for qui permet de créer un nouvel élément 'option' pour chaque couleurs du tableau avec l'appel de this<text:span text:style-name="T1">.colors.</text:spa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71 à 84</text:p>
          </table:table-cell>
          <table:table-cell table:style-name="Tableau1.A2" office:value-type="string">
            <text:p text:style-name="P4">Création de la méthode insertBtnSeeProduct()<text:span text:style-name="T1">.</text:span></text:p>
          </table:table-cell>
          <table:table-cell table:style-name="Tableau1.D2" office:value-type="string">
            <text:p text:style-name="P4">Crée un bouton qui redirige l'utilisateur vers la page produit<text:span text:style-name="T1">.html. Avec l'utilisation de </text:span><text:span text:style-name="T2">btnSeeProduct.setAttribute('href', 'product.html?id=' + this.id )</text:span><text:span text:style-name="T1">, ceci affiche le détail du teddybear cliqué.</text:span></text:p>
            <text:p text:style-name="P2"/>
            <text:p text:style-name="P4"/>
          </table:table-cell>
        </table:table-row>
        <table:table-row>
          <table:table-cell table:style-name="Tableau1.A2" office:value-type="string">
            <text:p text:style-name="P4">teddybear<text:span text:style-name="T1">.js</text:span></text:p>
          </table:table-cell>
          <table:table-cell table:style-name="Tableau1.A2" office:value-type="string">
            <text:p text:style-name="P4">86 à 109</text:p>
          </table:table-cell>
          <table:table-cell table:style-name="Tableau1.A2" office:value-type="string">
            <text:p text:style-name="P4">Création de la méthode insertBtnAddCart()</text:p>
            <text:p text:style-name="P4">Dans cette méthode se trouve un lien, la création d'un nouvel objet ainsi que la méthode addEventListener()<text:span text:style-name="T1">.</text:span></text:p>
          </table:table-cell>
          <table:table-cell table:style-name="Tableau1.D2" office:value-type="string">
            <text:p text:style-name="P3">La méthode addEventListener permet de lancer la méthode addToCart(teddybear) retrouvé dans le fichier cartObject.js, d'y envoyer les données énumérées aux lignes 103 à 106 et de rediriger l'utilisateur vers la page cart.html</text:p>
            <text:p text:style-name="P3">Le tout se fait au clic du lie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111 à 117</text:p>
          </table:table-cell>
          <table:table-cell table:style-name="Tableau1.A2" office:value-type="string">
            <text:p text:style-name="P4">Création de la méthode renderTeddies()<text:span text:style-name="T1">.</text:span></text:p>
          </table:table-cell>
          <table:table-cell table:style-name="Tableau1.D2" office:value-type="string">
            <text:p text:style-name="P4">Lorsque la méthode renderTeddies() <text:s/>est appelée (via le fichier index<text:span text:style-name="T1">.js), elle lance en retour les méthodes énumérées plus haut ce qui permet d'afficher les différents teddybears et leur informations sur la page index.html.</text:span></text:p>
          </table:table-cell>
        </table:table-row>
        <table:table-row>
          <table:table-cell table:style-name="Tableau1.A2" office:value-type="string">
            <text:p text:style-name="P4">teddybear<text:span text:style-name="T1">.js</text:span></text:p>
          </table:table-cell>
          <table:table-cell table:style-name="Tableau1.A2" office:value-type="string">
            <text:p text:style-name="P4">119 à 126</text:p>
          </table:table-cell>
          <table:table-cell table:style-name="Tableau1.A2" office:value-type="string">
            <text:p text:style-name="P4">Création de la méthode <text:soft-page-break/>renderSingleTeddy()<text:span text:style-name="T1">.</text:span></text:p>
          </table:table-cell>
          <table:table-cell table:style-name="Tableau1.D2" office:value-type="string">
            <text:p text:style-name="P4">Lorsque la méthode <text:soft-page-break/>renderSingleTeddy() <text:s/>est appelée (via le fichier product<text:span text:style-name="T1">.js), elle lance en retour les méthodes énumérées plus haut ce qui permet d'afficher sur la page product.html l'information du teddybear cliqué .</text:span></text:p>
          </table:table-cell>
        </table:table-row>
        <table:table-row>
          <table:table-cell table:style-name="Tableau1.A2" office:value-type="string">
            <text:p text:style-name="P4">product<text:span text:style-name="T1">.js</text:span></text:p>
          </table:table-cell>
          <table:table-cell table:style-name="Tableau1.A2" office:value-type="string">
            <text:p text:style-name="P4">1 à 16</text:p>
          </table:table-cell>
          <table:table-cell table:style-name="Tableau1.A2" office:value-type="string">
            <text:p text:style-name="P4">Utilisation de l'objet XMLHttpRequest pour récupérer les données de l'API<text:span text:style-name="T1">.</text:span></text:p>
            <text:p text:style-name="P6">ID+</text:p>
            <text:p text:style-name="P3">Si l'opération de récupération est terminée (DONE) et que le statut de cette requête est 200, <text:s/>la méthode renderSingleTeddy() est appelée.</text:p>
          </table:table-cell>
          <table:table-cell table:style-name="Tableau1.D2" office:value-type="string">
            <text:p text:style-name="P4">Au clic d'un teddybear, l'utilisateur est redirigé vers la page product<text:span text:style-name="T1">.html. Cette page affiche les informations du teddybear cliqué, soit l'image, la description, les choix de couleurs, le prix ainsi qu'un bouton qui permet d'ajouter ce teddybear au panier.</text:span></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7 à 13</text:p>
          </table:table-cell>
          <table:table-cell table:style-name="Tableau1.A2" office:value-type="string">
            <text:p text:style-name="P4">Création de la méthode checkLocalStorage() qui est lancée dès le clic du bouton 'Ajouter au panier'<text:span text:style-name="T1">.</text:span></text:p>
            <text:p text:style-name="P4">Utilisation des structures de contrôle conditionnelles if/else<text:span text:style-name="T1">.</text:span></text:p>
          </table:table-cell>
          <table:table-cell table:style-name="Tableau1.D2" office:value-type="string">
            <text:p text:style-name="P4">Cette méthode renvoie la valeur du local storage associé à la clé 'cartContent'<text:span text:style-name="T1">. Si ce local storage renvoit 'null', le tableau est vide. Sinon, la méthode JSON.parse(), analyse et transforme en Javascript la valeur du local storage 'cartContent'.</text:span></text:p>
          </table:table-cell>
        </table:table-row>
        <table:table-row>
          <table:table-cell table:style-name="Tableau1.A2" office:value-type="string">
            <text:p text:style-name="P3">cartObject.js</text:p>
          </table:table-cell>
          <table:table-cell table:style-name="Tableau1.A2" office:value-type="string">
            <text:p text:style-name="P4">15 à 31</text:p>
          </table:table-cell>
          <table:table-cell table:style-name="Tableau1.A2" office:value-type="string">
            <text:p text:style-name="P4">Création de la méthode addToCart(teddybear) qui est lancée dès le clic du bouton 'Ajouter au panier'<text:span text:style-name="T1">.</text:span></text:p>
            <text:p text:style-name="P4"><text:span text:style-name="T1">Utilisation de l'instruction for of, </text:span>des structures de contrôle conditionnelles if, des méthodes push() et setItem()<text:span text:style-name="T1">.</text:span></text:p>
          </table:table-cell>
          <table:table-cell table:style-name="Tableau1.D2" office:value-type="string">
            <text:p text:style-name="P4">L'instruction for of permet de créer une boucle qui parcours le tableau this<text:span text:style-name="T1">.cartContent. La condition if permet d'ajouter +1 en quantité au teddybear cliqué si il y a déjà le teddybear avec la même couleur dans le tableau.</text:span></text:p>
            <text:p text:style-name="P3">La méthode setItem() met à jour le local storage.</text:p>
            <text:p text:style-name="P3">La méthode push() ajoute les éléments au tableau.</text:p>
            <text:p text:style-name="P3">Le local storage est remis à jour via la méthode setItem().</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33 à 38</text:p>
          </table:table-cell>
          <table:table-cell table:style-name="Tableau1.A2" office:value-type="string">
            <text:p text:style-name="P4">méthode deleteItem()</text:p>
            <text:p text:style-name="P4">les méthodes indexOf(), splice(), setItem() et reload()</text:p>
          </table:table-cell>
          <table:table-cell table:style-name="Tableau1.D2" office:value-type="string">
            <text:p text:style-name="P4">La méthode indexOf() retourne l'index de cartItem, la méthode splice() supprime du tableau l'index retourné<text:span text:style-name="T1">.</text:span></text:p>
            <text:p text:style-name="P3">La méthode setItem() met à jour le local storage de 'cartContent'.</text:p>
            <text:p text:style-name="P3">La méthode reload() rafraichit la page.</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40 à 51</text:p>
          </table:table-cell>
          <table:table-cell table:style-name="Tableau1.A2" office:value-type="string">
            <text:p text:style-name="P4">méthode trashcanIcon()</text:p>
            <text:p text:style-name="P4">création d'un élément icone dans un élément td et d'une méthode addEventListener()</text:p>
          </table:table-cell>
          <table:table-cell table:style-name="Tableau1.D2" office:value-type="string">
            <text:p text:style-name="P4">au click de l'icone créée, la méthode deleteItem() est appelé ce qui supprime le teddybear du tableau </text:p>
          </table:table-cell>
        </table:table-row>
        <table:table-row>
          <table:table-cell table:style-name="Tableau1.A2" office:value-type="string">
            <text:p text:style-name="P3">cartObject.js</text:p>
          </table:table-cell>
          <table:table-cell table:style-name="Tableau1.A2" office:value-type="string">
            <text:p text:style-name="P4">53 à 60</text:p>
          </table:table-cell>
          <table:table-cell table:style-name="Tableau1.A2" office:value-type="string">
            <text:p text:style-name="P4">méthode updateTotal()</text:p>
            <text:p text:style-name="P4">méthode forEach() et fonction parseInt()</text:p>
          </table:table-cell>
          <table:table-cell table:style-name="Tableau1.D2" office:value-type="string">
            <text:p text:style-name="P3">la fonction parseInt() convertit les 'string' en entier.</text:p>
            <text:p text:style-name="P3">Chaque items du tableau multipliera sa quantité et son prix.</text:p>
            <text:p text:style-name="P3">Le tout additionné, donne la valeur de la constance 'getPTotal'</text:p>
          </table:table-cell>
        </table:table-row>
        <text:soft-page-break/>
        <table:table-row>
          <table:table-cell table:style-name="Tableau1.A2" office:value-type="string">
            <text:p text:style-name="P4">cartObject<text:span text:style-name="T1">.js</text:span></text:p>
          </table:table-cell>
          <table:table-cell table:style-name="Tableau1.A2" office:value-type="string">
            <text:p text:style-name="P4">62 à 78</text:p>
          </table:table-cell>
          <table:table-cell table:style-name="Tableau1.A2" office:value-type="string">
            <text:p text:style-name="P4">méthode quantityLess()</text:p>
            <text:p text:style-name="P4">création d'un élément p(-), d'une méthode addEventListener() et des conditions if/else</text:p>
          </table:table-cell>
          <table:table-cell table:style-name="Tableau1.D2" office:value-type="string">
            <text:p text:style-name="P4">au click du p(-), si la quantité de ce teddybear est à 1, la méthode deleteItem() est appelée, sinon, la quantité de ce teddybear est soustrait de -1<text:span text:style-name="T1">. Le local storage est remis à jour via setItem() et le total du panier est remis à jour via la méthode updateTotal()</text:span></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80 à 92</text:p>
          </table:table-cell>
          <table:table-cell table:style-name="Tableau1.A2" office:value-type="string">
            <text:p text:style-name="P4">méthode quantityMore()</text:p>
            <text:p text:style-name="P4">création d'un élément p(+) et d'une méthode addEventListener()</text:p>
          </table:table-cell>
          <table:table-cell table:style-name="Tableau1.D2" office:value-type="string">
            <text:p text:style-name="P4">au click du p(+), la quantité de ce teddybear augmente de +1, le local storage est mis à jour via la méthode setItem() et le total est remis à jour via la méthode updateTotal()<text:span text:style-name="T1">.</text:span></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94 à 101</text:p>
          </table:table-cell>
          <table:table-cell table:style-name="Tableau1.A2" office:value-type="string">
            <text:p text:style-name="P4">méthode emptyCart()</text:p>
            <text:p text:style-name="P4">méthodes addEventListener(), Clear() et reload()</text:p>
          </table:table-cell>
          <table:table-cell table:style-name="Tableau1.D2" office:value-type="string">
            <text:p text:style-name="P4">au click du bouton, le local storage se vide via la méthode clear() et rafraichit la page via la méthode reload()</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103 à 142</text:p>
          </table:table-cell>
          <table:table-cell table:style-name="Tableau1.A2" office:value-type="string">
            <text:p text:style-name="P4">méthode cartItems()</text:p>
            <text:p text:style-name="P4">conditions if/else et l'instruction for of</text:p>
          </table:table-cell>
          <table:table-cell table:style-name="Tableau1.D2" office:value-type="string">
            <text:p text:style-name="P4">Si le tableau est vide, le texte 'Votre panier est vide' s'affiche </text:p>
            <text:p text:style-name="P4">sinon, pour chaque item un élément tr est créé ainsi que 5 éléments td qui permet d'afficher le nom du teddybear, la couleur choisi, la quantité, le prix et l'icone poubelle<text:span text:style-name="T1">.</text:span></text:p>
            <text:p text:style-name="P3">Les méthodes quantityLess(), quantityMore(), trashcanIcon() et updateTotal() sont appelées.</text:p>
            <text:p text:style-name="P4"/>
          </table:table-cell>
        </table:table-row>
        <table:table-row>
          <table:table-cell table:style-name="Tableau1.A2" office:value-type="string">
            <text:p text:style-name="P3">cartObject.js</text:p>
          </table:table-cell>
          <table:table-cell table:style-name="Tableau1.A2" office:value-type="string">
            <text:p text:style-name="P4">144 à 172</text:p>
          </table:table-cell>
          <table:table-cell table:style-name="Tableau1.A2" office:value-type="string">
            <text:p text:style-name="P4">méthode checkFormInput()</text:p>
            <text:p text:style-name="P4">conditions if/else if</text:p>
          </table:table-cell>
          <table:table-cell table:style-name="Tableau1.D2" office:value-type="string">
            <text:p text:style-name="P4">identifie les regExpressions et vérifie si ces regExpressions correspond à ce qui a été entré dans le formulaire par l'utilisateur<text:span text:style-name="T1">.</text:span></text:p>
            <text:p text:style-name="P3">Cette vérification se fait via la méthode test().</text:p>
            <text:p text:style-name="P3">Si 'false' est retourné, une fonction alert() avec un message est lancée, sinon la méthode correspond à 'true'</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174 à 192</text:p>
          </table:table-cell>
          <table:table-cell table:style-name="Tableau1.A2" office:value-type="string">
            <text:p text:style-name="P4">méthode fetchRequest()</text:p>
            <text:p text:style-name="P4">fonction fetch()</text:p>
          </table:table-cell>
          <table:table-cell table:style-name="Tableau1.D2" office:value-type="string">
            <text:p text:style-name="P4">récupération des données</text:p>
            <text:p text:style-name="P4">redirige l'utilisateur vers la page confirmation<text:span text:style-name="T1">.html</text:span></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194 à 219</text:p>
          </table:table-cell>
          <table:table-cell table:style-name="Tableau1.A2" office:value-type="string">
            <text:p text:style-name="P4">méthode validateForm()</text:p>
            <text:p text:style-name="P4">les méthodes addEventListener(), preventDefault(), condition if, l'instruction for of</text:p>
          </table:table-cell>
          <table:table-cell table:style-name="Tableau1.D2" office:value-type="string">
            <text:p text:style-name="P4">au click du bouton <text:s/>'Valider mon panier', si il y a quelque chose dans le tableau et que la méthode checkFormInput() retourne 'true', création d'un objet contact et création d'un tableau products<text:span text:style-name="T1">.</text:span></text:p>
            <text:p text:style-name="P3">Pour chaque produits du tableau, le id du teddybear est ajouté au tableau products via la méthode push()</text:p>
            <text:p text:style-name="P3">La méthode fetchRequest() est utilisé avec comme argument, <text:soft-page-break/>l'objet contact et le tableau products</text:p>
          </table:table-cell>
        </table:table-row>
        <table:table-row>
          <table:table-cell table:style-name="Tableau1.A2" office:value-type="string">
            <text:p text:style-name="P4">cartObject<text:span text:style-name="T1">.js</text:span></text:p>
          </table:table-cell>
          <table:table-cell table:style-name="Tableau1.A2" office:value-type="string">
            <text:p text:style-name="P4">221 à 233</text:p>
          </table:table-cell>
          <table:table-cell table:style-name="Tableau1.A2" office:value-type="string">
            <text:p text:style-name="P4">méthode resultOrder()</text:p>
            <text:p text:style-name="P4">condition if </text:p>
          </table:table-cell>
          <table:table-cell table:style-name="Tableau1.D2" office:value-type="string">
            <text:p text:style-name="P4">si le local storage n'est pas égal à null, les coordonnées de l'utilisateur sont affichées à la page confirmation<text:span text:style-name="T1">.html.</text:span></text:p>
            <text:p text:style-name="P3">La méthode eptyCart() est appelé ce qui supprime le contenu du tableau et donc du panier.</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P1">.</text:p>
      <text:p text:style-name="P1">lancé/déclaré/appe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Historic" svg:font-family="'Segoe UI Historic', 'Segoe UI',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ederique Lefebvre</meta:initial-creator>
    <meta:creation-date>2021-02-12T14:46:39.19</meta:creation-date>
    <dc:date>2021-02-15T12:28:20.27</dc:date>
    <dc:creator>Frederique Lefebvre</dc:creator>
    <meta:editing-duration>PT2H45M6S</meta:editing-duration>
    <meta:editing-cycles>33</meta:editing-cycles>
    <meta:generator>OpenOffice/4.1.7$Win32 OpenOffice.org_project/417m1$Build-9800</meta:generator>
    <meta:document-statistic meta:table-count="1" meta:image-count="0" meta:object-count="0" meta:page-count="4" meta:paragraph-count="136" meta:word-count="1147" meta:character-count="7467"/>
  </office:meta>
</office:document-meta>
</file>